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style>
    <style:style style:name="P2" style:family="paragraph" style:parent-style-name="Standard" style:list-style-name="">
      <style:paragraph-properties fo:margin-top="0in" fo:margin-bottom="0.139in" fo:line-height="115%"/>
      <style:text-properties fo:color="#ff0000" fo:font-size="20pt" fo:language="en" fo:country="none" style:font-size-asian="20pt" style:font-size-complex="20pt"/>
    </style:style>
    <style:style style:name="P3" style:family="paragraph" style:parent-style-name="Standard" style:list-style-name="">
      <style:paragraph-properties fo:margin-top="0in" fo:margin-bottom="0.139in" fo:line-height="115%"/>
      <style:text-properties fo:color="#004dbb" fo:font-size="28pt" fo:language="en" fo:country="none" style:font-size-asian="28pt" style:font-size-complex="28pt"/>
    </style:style>
    <style:style style:name="P4" style:family="paragraph" style:parent-style-name="Standard" style:list-style-name="">
      <style:paragraph-properties fo:margin-top="0in" fo:margin-bottom="0.139in" fo:line-height="115%"/>
      <style:text-properties fo:color="#8064a2" fo:font-size="16pt" fo:language="en" fo:country="none" style:font-size-asian="16pt" style:font-size-complex="16pt"/>
    </style:style>
    <style:style style:name="P5" style:family="paragraph" style:parent-style-name="Standard" style:list-style-name="">
      <style:paragraph-properties fo:margin-top="0in" fo:margin-bottom="0.139in" fo:line-height="115%"/>
      <style:text-properties fo:font-size="11pt" fo:language="en" fo:country="none" style:font-size-asian="11pt" style:font-size-complex="11pt"/>
    </style:style>
    <style:style style:name="P6" style:family="paragraph" style:parent-style-name="Standard" style:list-style-name="" style:master-page-name="Standard">
      <style:paragraph-properties fo:margin-top="0in" fo:margin-bottom="0.139in" fo:line-height="115%" style:page-number="auto"/>
      <style:text-properties fo:color="#ff0000" fo:font-size="48pt" fo:language="en" fo:country="none" style:font-size-asian="48pt" style:font-size-complex="48pt"/>
    </style:style>
    <style:style style:name="T1" style:family="text">
      <style:text-properties fo:color="#ff0000" fo:font-size="11pt" fo:language="en" fo:country="none" style:font-size-asian="11pt" style:font-size-complex="11pt"/>
    </style:style>
    <style:style style:name="T2" style:family="text">
      <style:text-properties fo:color="#004dbb" fo:font-size="11pt" fo:language="en" fo:country="none" style:font-size-asian="11pt" style:font-size-complex="11pt"/>
    </style:style>
    <style:style style:name="T3" style:family="text">
      <style:text-properties fo:font-size="11pt" fo:language="en" fo:country="none" style:font-size-asian="11pt" style:font-size-complex="11pt"/>
    </style:style>
    <style:style style:name="T4" style:family="text">
      <style:text-properties fo:font-size="11pt" fo:language="en" fo:country="none" fo:font-style="italic" fo:font-weight="bold" style:font-size-asian="11pt" style:font-style-asian="italic" style:font-weight-asian="bold" style:font-size-complex="11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AME BRO</text:p>
      <text:p text:style-name="P3">SBURB</text:p>
      <text:p text:style-name="P4">Why the "Game of the Year" or whatever isn't as good as some other stuff I like that's better.</text:p>
      <text:p text:style-name="P5">So ok.</text:p>
      <text:p text:style-name="P5">SBURB is this game that a lot of cats seem hella pumped of. And this beta is sitting on my desk for review, so I'm like, yeah man I'll write something.</text:p>
      <text:p text:style-name="P1"><text:span text:style-name="T3">But I don't know. I'm like, so this is about houses or some noise? That's fine, I'm sure that's like fucking dynamite in a handbag for some brosephs. But all I'm saying is, when do you get to </text:span><text:span text:style-name="T4">thrash </text:span><text:span text:style-name="T3">anything? <text:s/>While you're playing house or some shit, are you ever in jeopardy of getting mud on your doll's dress or whatever from busting out, and I quote, "the mad stunts all wicked up-ins"?</text:span></text:p>
      <text:p text:style-name="P5">Know what I'm saying, Bro-Yo Ma? I didn't actually play this game, but I gave it 1.5 hats out of 5 to keep it real.</text:p>
      <text:p text:style-name="P5">At this point I'd like to give a shout out to my boy Dennis who was over the other day. We were going to chill in front of The Dark Knight and he was so psyched of it y'all.</text:p>
      <text:p text:style-name="P5">So this one time he was leaning against the screen door and the shit popped open, and the back deck was wet and he slipped down the steps and broke his thumb on the lawn. It wasn't a long fall, but hey I guess a thumb bone wasn't made for supporting the brunt of a huge useless tool against wet grass. We never did watch Dark Knight on account of Ron trucking his bawling candy-ass girth to the hospital.</text:p>
      <text:p text:style-name="P5">But it's cool, I still got another watch in me, Brotel Rwanda.</text:p>
      <text:p text:style-name="P2">BRO-NOTES</text:p>
      <text:p text:style-name="P5">Dennis was so wasted, ha ha. I mean dam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2" meta:word-count="293" meta:character-count="1458"/>
    <meta:generator>OpenOffice/4.1.2$Win32 OpenOffice.org_project/412m3$Build-9782</meta:generator>
  </office:meta>
</office:document-meta>
</file>